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style:rel-width="100%" table:align="left"/>
    </style:style>
    <style:style style:name="Tabla1.A" style:family="table-column">
      <style:table-column-properties style:column-width="16.094cm" style:rel-column-width="62039*"/>
    </style:style>
    <style:style style:name="Tabla1.B" style:family="table-column">
      <style:table-column-properties style:column-width="0.907cm" style:rel-column-width="3496*"/>
    </style:style>
    <style:style style:name="Tabla1.A1" style:family="table-cell">
      <style:table-cell-properties style:vertical-align="middle" fo:padding="0.049cm" fo:border="none"/>
    </style:style>
    <style:style style:name="Tabla2" style:family="table">
      <style:table-properties style:width="17cm" style:rel-width="100%" table:align="left"/>
    </style:style>
    <style:style style:name="Tabla2.A" style:family="table-column">
      <style:table-column-properties style:column-width="15.291cm" style:rel-column-width="58946*"/>
    </style:style>
    <style:style style:name="Tabla2.B" style:family="table-column">
      <style:table-column-properties style:column-width="1.709cm" style:rel-column-width="6589*"/>
    </style:style>
    <style:style style:name="Tabla2.A1" style:family="table-cell">
      <style:table-cell-properties style:vertical-align="middle" fo:padding="0.049cm" fo:border="none"/>
    </style:style>
    <style:style style:name="Tabla3" style:family="table">
      <style:table-properties style:width="17cm" style:rel-width="100%" table:align="left"/>
    </style:style>
    <style:style style:name="Tabla3.A" style:family="table-column">
      <style:table-column-properties style:column-width="14.907cm" style:rel-column-width="57465*"/>
    </style:style>
    <style:style style:name="Tabla3.B" style:family="table-column">
      <style:table-column-properties style:column-width="2.094cm" style:rel-column-width="8069*"/>
    </style:style>
    <style:style style:name="Tabla3.A1" style:family="table-cell">
      <style:table-cell-properties style:vertical-align="middle" fo:padding="0.049cm" fo:border="none"/>
    </style:style>
    <style:style style:name="P1" style:family="paragraph" style:parent-style-name="Heading_20_3">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cm" fo:margin-bottom="0.499cm"/>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1">
      <style:paragraph-properties fo:margin-top="0cm" fo:margin-bottom="0cm"/>
    </style:style>
    <style:style style:name="P12" style:family="paragraph" style:parent-style-name="Text_20_body" style:list-style-name="L2">
      <style:paragraph-properties fo:margin-top="0cm" fo:margin-bottom="0cm"/>
    </style:style>
    <style:style style:name="P13" style:family="paragraph" style:parent-style-name="Text_20_body" style:list-style-name="L3">
      <style:paragraph-properties fo:margin-top="0cm" fo:margin-bottom="0cm"/>
    </style:style>
    <style:style style:name="P14" style:family="paragraph" style:parent-style-name="Text_20_body" style:list-style-name="L4">
      <style:paragraph-properties fo:margin-top="0cm" fo:margin-bottom="0cm"/>
    </style:style>
    <style:style style:name="P15" style:family="paragraph" style:parent-style-name="Text_20_body" style:list-style-name="L7">
      <style:paragraph-properties fo:margin-top="0cm" fo:margin-bottom="0cm"/>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lobalWrapper">
        <text:section text:style-name="Sect1" text:name="column-content">
          <text:section text:style-name="Sect1" text:name="content">
            <text:h text:style-name="Heading_20_1" text:outline-level="1"><text:bookmark text:name="firstHeading"/>Lo que no hace Dolibarr</text:h>
            <text:section text:style-name="Sect1" text:name="bodyContent">
              <text:h text:style-name="Heading_20_3" text:outline-level="3"><text:bookmark text:name="siteSub"/>Estas características no están disponibles aún en la última versión Dolibarr. </text:h>
              <text:list xml:id="list1627888111613060191" text:style-name="L1">
                <text:list-item>
                  <text:p text:style-name="P11">Sin contabilidad (sólo gestión bancaria). </text:p>
                </text:list-item>
                <text:list-item>
                  <text:p text:style-name="P11">Dolibarr gestiona una única moneda a la vez (moneda única). </text:p>
                </text:list-item>
                <text:list-item>
                  <text:p text:style-name="P11">Dolibarr gestiona una única empresa/asociación (mono-empresa). Para gestionar varias empresas, hay que realizar una instalación para cada una de ellas o instalar el módulo MultiCompany que permite gestionar n empresas/asociaciones en una sola instalación. </text:p>
                </text:list-item>
                <text:list-item>
                  <text:p text:style-name="P11">Dolibarr no contiene módulos de gestión de nóminas. </text:p>
                </text:list-item>
                <text:list-item>
                  <text:p text:style-name="P11">Las tareas del módulo de gestión de proyectos no tienen ninguna dependencia entre ellas. </text:p>
                </text:list-item>
                <text:list-item>
                  <text:p text:style-name="P11">Dolibarr no incluye ningún Webmail. </text:p>
                </text:list-item>
                <text:list-item>
                  <text:p text:style-name="P4">Dolibarr no puede hacer café (aún no). <text:bookmark text:name="globalWrapper"/></text:p>
                </text:list-item>
              </text:list>
              <text:section text:style-name="Sect1" text:name="Sección1">
                <text:section text:style-name="Sect1" text:name="Sección2">
                  <text:section text:style-name="Sect1" text:name="Sección3">
                    <text:section text:style-name="Sect1" text:name="Sección4">
                      <text:h text:style-name="Heading_20_1" text:outline-level="1"><text:bookmark text:name="bodyContent"/><text:bookmark text:name="M.C3.B3dulos_principales_.28Todos_ellos_opcionales.29"/>Módulos principales (Todos ellos opcionales) </text:h>
                      <text:list xml:id="list3861640327404493000" text:style-name="L2">
                        <text:list-item>
                          <text:p text:style-name="P12">Catálogo de productos y servicios </text:p>
                        </text:list-item>
                        <text:list-item>
                          <text:p text:style-name="P12">Gestión de Stock </text:p>
                        </text:list-item>
                        <text:list-item>
                          <text:p text:style-name="P12">Gestión de cuentas bancarias </text:p>
                        </text:list-item>
                        <text:list-item>
                          <text:p text:style-name="P12">Gestión de clientes, proveedores y clientes potenciales </text:p>
                        </text:list-item>
                        <text:list-item>
                          <text:p text:style-name="P12">Gestión de contactos </text:p>
                        </text:list-item>
                        <text:list-item>
                          <text:p text:style-name="P12">Gestión de acciones comerciales </text:p>
                        </text:list-item>
                        <text:list-item>
                          <text:p text:style-name="P12">Gestión de pedidos </text:p>
                        </text:list-item>
                        <text:list-item>
                          <text:p text:style-name="P12">Gestión de presupuestos con exportación PDF </text:p>
                        </text:list-item>
                        <text:list-item>
                          <text:p text:style-name="P12">Gestión de contratos </text:p>
                        </text:list-item>
                        <text:list-item>
                          <text:p text:style-name="P12">Gestión de facturación con exportación PDF </text:p>
                        </text:list-item>
                        <text:list-item>
                          <text:p text:style-name="P12">Gestión de pagos </text:p>
                        </text:list-item>
                        <text:list-item>
                          <text:p text:style-name="P12">Gestión de domiciliaciones bancarias </text:p>
                        </text:list-item>
                        <text:list-item>
                          <text:p text:style-name="P12">Gestión de envíos </text:p>
                        </text:list-item>
                        <text:list-item>
                          <text:p text:style-name="P12">Soporta NPR IVA (en francés DOM-TOM) </text:p>
                        </text:list-item>
                        <text:list-item>
                          <text:p text:style-name="P12">Gestión miembros asociaciones </text:p>
                        </text:list-item>
                        <text:list-item>
                          <text:p text:style-name="P12">Gestión de subvenciones </text:p>
                        </text:list-item>
                        <text:list-item>
                          <text:p text:style-name="P12">Gestión de vacaciones de empleados o usuarios </text:p>
                        </text:list-item>
                        <text:list-item>
                          <text:p text:style-name="P12">Gestión de marcadores </text:p>
                        </text:list-item>
                        <text:list-item>
                          <text:p text:style-name="P12">Agenda compartida </text:p>
                        </text:list-item>
                        <text:list-item>
                          <text:p text:style-name="P12">Punto de venta/Caja registradora </text:p>
                        </text:list-item>
                        <text:list-item>
                          <text:p text:style-name="P12">Realización de encuestas </text:p>
                        </text:list-item>
                        <text:list-item>
                          <text:p text:style-name="P12">E-Mailing a clientes, clientes potenciales o usuarios </text:p>
                        </text:list-item>
                        <text:list-item>
                          <text:p text:style-name="P12">Seguimiento de márgenes </text:p>
                        </text:list-item>
                        <text:list-item>
                          <text:p text:style-name="P12">Puede enviar los eventos Dolibarr directamente a Webcalendar </text:p>
                        </text:list-item>
                        <text:list-item>
                          <text:p text:style-name="P12">Informes y estadísticas </text:p>
                        </text:list-item>
                        <text:list-item>
                          <text:p text:style-name="P12">Exportación en PDF de todos los elementos (facturas, presupuestos, pedidos, expediciones, etc.) </text:p>
                        </text:list-item>
                        <text:list-item>
                          <text:p text:style-name="P12">Importación y exportación (CVS o Excel) </text:p>
                        </text:list-item>
                        <text:list-item>
                          <text:p text:style-name="P12">Conectividad LDAP </text:p>
                        </text:list-item>
                        <text:list-item>
                          <text:p text:style-name="P12">Numerosas otras características tanto de módulos oficiales como no (AWStats, Bittorrent, Gravatar, Google...) </text:p>
                        </text:list-item>
                        <text:list-item>
                          <text:p text:style-name="P5"><text:soft-page-break/>Ampliable con varios módulos disponibles en <text:a xlink:type="simple" xlink:href="http://www.dolistore.com/" office:target-frame-name="_blank" xlink:show="new" text:style-name="Internet_20_link" text:visited-style-name="Visited_20_Internet_20_Link">Dolistore</text:a> </text:p>
                        </text:list-item>
                      </text:list>
                      <text:h text:style-name="Heading_20_1" text:outline-level="1"><text:bookmark text:name="Otras_caracter.C3.ADsticas_diversas"/>Otras características diversas </text:h>
                      <text:list xml:id="list3065162482426600649" text:style-name="L3">
                        <text:list-item>
                          <text:p text:style-name="P13">Multi-usuario, con varios niveles de permiso para cada función. </text:p>
                        </text:list-item>
                        <text:list-item>
                          <text:p text:style-name="P13">Varios administradores de menú (se puede utilizar por los usuarios internos, como de back-office, con un menú, o por los usuarios externos, como un front-office, con otro menú y permisos). </text:p>
                        </text:list-item>
                        <text:list-item>
                          <text:p text:style-name="P13">Fácil de usar. </text:p>
                        </text:list-item>
                        <text:list-item>
                          <text:p text:style-name="P13">Fácil de personalizar (activación de los módulos deseados, campos pernosalizados, selección del tema, etc.). </text:p>
                        </text:list-item>
                        <text:list-item>
                          <text:p text:style-name="P13">Funciona con PHP <text:span text:style-name="T1">5.3.0+</text:span> (requires functions like DateTimeZone.getOffset) y MySQL <text:span text:style-name="T1">4.1+</text:span> o PostgreSql <text:span text:style-name="T1">8.1.4+</text:span> </text:p>
                        </text:list-item>
                        <text:list-item>
                          <text:p text:style-name="P6">Compatible con todas las soluciones en la nube del mercado que cumplan con los prerrequisitos de PHP, MySQL o PostgreSql. </text:p>
                        </text:list-item>
                      </text:list>
                      <text:section text:style-name="Sect1" text:name="page">
                        <text:section text:style-name="Sect1" text:name="middlecontainer">
                          <text:section text:style-name="Sect1" text:name="main">
                            <text:section text:style-name="Sect1" text:name="squeeze">
                              <text:section text:style-name="Sect1" text:name="squeeze-content">
                                <text:section text:style-name="Sect1" text:name="inner-content">
                                  <text:h text:style-name="Heading_20_3" text:outline-level="3"><text:span text:style-name="T1">Módulos imprescindibles de un sistema </text:span><text:span text:style-name="T3">ERP</text:span></text:h>
                                  <text:p text:style-name="Text_20_body">Los módulos que suelen estar presentes en la mayoría de los software <text:span text:style-name="T2">ERP</text:span> son:</text:p>
                                  <text:p text:style-name="Text_20_body"><text:span text:style-name="T1">Producción/inventario</text:span>: es el área en la que se centraban los <text:a xlink:type="simple" xlink:href="http://www.dataprix.com/articulo/erp/cual-origen-erp-invento-militar-software-imprescindible-las-empresas" text:style-name="Internet_20_link" text:visited-style-name="Visited_20_Internet_20_Link">primeros </text:a><text:a xlink:type="simple" xlink:href="http://www.dataprix.com/articulo/erp/cual-origen-erp-invento-militar-software-imprescindible-las-empresas" text:style-name="Internet_20_link" text:visited-style-name="Visited_20_Internet_20_Link"><text:span text:style-name="T2">ERP</text:span></text:a> y consiste en herramientas para planificar la fabricación, adquirir las materias primas, gestionar el almacén, saber en todo momento dónde está cada pieza o producto terminado, etc. Sin embargo, se trata de un módulo que está perdiendo peso a medida que los <text:span text:style-name="T2">ERP</text:span> han dejado de ser algo exclusivo de las empresas de fabricación, para extenderse también a las empresas de servicios.</text:p>
                                  <text:p text:style-name="Text_20_body"><text:span text:style-name="T1">Finanzas:</text:span> actualmente es la pieza clave alrededor de la cual giran casi todos los <text:span text:style-name="T2">ERP</text:span>, dado que la mayoría de las empresas suele implementar este tipo de programa para mejorar la gestión financiera. El módulo financiero maneja de forma integrada todo lo relacionado con la actividad económica de la empresa como por ejemplo la elaboración del presupuesto, contabilidad, control de gastos, cuentas bancarias, pago de facturas y recibos, impuestos, etc.</text:p>
                                  <text:p text:style-name="Text_20_body"><text:span text:style-name="T1">Recursos Humanos:</text:span> este módulo abarca todos los aspectos relativos al personal de la empresa, desde nóminas y remuneraciones a la información de los empleados, evaluaciones de desempeño, control de asistencia, etc. Los <text:span text:style-name="T2">ERP</text:span> más avanzados pueden incluir otras funciones como planes de carrera, descripciones de puesto de trabajo, incentivos, etc.</text:p>
                                  <text:p text:style-name="Text_20_body"><text:span text:style-name="T3">CRM</text:span><text:span text:style-name="T1">:</text:span> el Customer Relationship Management (o gestión de las relaciones con los clientes) es un elemento que se solía gestionar de forma separada mediante un software <text:span text:style-name="T2">CRM</text:span> específico. Pero cada vez más se opta por integrarlo también en el <text:span text:style-name="T2">ERP</text:span>, debido a la estrecha vinculación que tiene con otros módulos como la producción, el inventario o las ventas.</text:p>
                                  <text:p text:style-name="Text_20_body"><text:span text:style-name="T1">Ventas:</text:span> es otro aspecto del negocio que progresivamente se tiende a integrar en el <text:span text:style-name="T2">ERP</text:span> y que abarca toda la actividad comercial de la compañía, desde la generación de ofertas y presupuestos al envío de productos, seguimiento de los pedidos, etc. A veces, los módulos de Ventas y de <text:span text:style-name="T2">CRM</text:span> se unen, sobre todo en los <text:span text:style-name="T2">ERP</text:span> para pymes.</text:p>
                                  <text:p text:style-name="Text_20_body"><text:span text:style-name="T1">SCM:</text:span> la Gestión de la Cadena de Suministro (<text:span text:style-name="T2">SCM</text:span>) es una actividad que se ha ido independizando del módulo de Producción/inventario debido a su importancia para las empresas. Incluye desde las compras y el aprovisionamiento a la distribución final del producto o servicio, pasando por los flujos intermedios con proveedores y clientes.</text:p>
                                  <text:p text:style-name="Text_20_body"/>
                                  <text:h text:style-name="P1" text:outline-level="3"><text:soft-page-break/>Módulos opcionales de un <text:span text:style-name="T2">ERP</text:span></text:h>
                                  <text:p text:style-name="Text_20_body">La cantidad de módulos adicionales que se pueden incorporar a un software de gestión de recursos empresariales es casi infinita. Algunos de los módulos “extra” más habituales son:</text:p>
                                  <text:list xml:id="list4054447657271685194" text:style-name="L4">
                                    <text:list-item>
                                      <text:p text:style-name="P14">Marketing: para la gestión de las acciones promocionales (a veces se integra con Ventas).</text:p>
                                    </text:list-item>
                                    <text:list-item>
                                      <text:p text:style-name="P14">Análisis de negocio: permite obtener una visión estratégica global sobre la empresa.</text:p>
                                    </text:list-item>
                                    <text:list-item>
                                      <text:p text:style-name="P14">Gestión de proyectos: planificación, presupuesto y ejecución de tareas no repetitivas.</text:p>
                                    </text:list-item>
                                    <text:list-item>
                                      <text:p text:style-name="P7">Gestión del ciclo de vida del producto (<text:span text:style-name="T2">PLM</text:span>): abarca todo el proceso relativo a un producto, desde su diseño y lanzamiento hasta el final de su vida útil en el mercado.<text:bookmark text:name="globalWrapper1"/></text:p>
                                    </text:list-item>
                                  </text:list>
                                  <text:section text:style-name="Sect1" text:name="Sección5">
                                    <text:section text:style-name="Sect1" text:name="Sección6">
                                      <text:section text:style-name="Sect1" text:name="Sección7">
                                        <text:h text:style-name="Heading_20_1" text:outline-level="1"><text:bookmark text:name="firstHeading1"/><text:bookmark text:name="content"/>Dolibarr suppliers Spai<text:bookmark text:name="bodyContent1"/>n</text:h>
                                        <text:section text:style-name="Sect1" text:name="Sección8">
                                          <text:section text:style-name="Sect1" text:name="Sección9">
                                            <text:section text:style-name="Sect1" text:name="Sección10">
                                              <text:section text:style-name="Sect1" text:name="Sección11">
                                                <table:table table:name="Tabla1" table:style-name="Tabla1">
                                                  <table:table-column table:style-name="Tabla1.A"/>
                                                  <table:table-column table:style-name="Tabla1.B"/>
                                                  <table:table-row>
                                                    <table:table-cell table:style-name="Tabla1.A1" office:value-type="string">
                                                      <text:p text:style-name="P3"><text:bookmark text:name="2byte.es"/><text:span text:style-name="T1">2byte.es</text:span> </text:p>
                                                    </table:table-cell>
                                                    <table:table-cell table:style-name="Tabla1.A1" office:value-type="string">
                                                      <text:p text:style-name="P2"/>
                                                    </table:table-cell>
                                                  </table:table-row>
                                                  <table:table-row>
                                                    <table:table-cell table:style-name="Tabla1.A1" table:number-columns-spanned="2" office:value-type="string">
                                                      <text:p text:style-name="P3">Through collaboration between Juanjo Menent (Spanish and Catalan translator of Dolibarr) and 2byte.es (web hosting and web development company), born a Spanish help, hosting, support and development for Dolibarr<text:line-break/><text:line-break/>Services provided/Services fournis/Servicios ofrecidos:</text:p>
                                                      <text:p text:style-name="P3"><draw:frame draw:style-name="fr1" draw:name="gráficos2" text:anchor-type="as-char" svg:width="0.529cm" svg:height="0.529cm" draw:z-index="0"><draw:image xlink:href="http://wiki.dolibarr.org/upload/thumb/0/02/Reseau.png/20px-Reseau.png" xlink:type="simple" xlink:show="embed" xlink:actuate="onLoad"/></draw:frame> Dolibarr SaaS web hosting<text:line-break/><draw:frame draw:style-name="fr1" draw:name="gráficos3" text:anchor-type="as-char" svg:width="0.529cm" svg:height="0.529cm" draw:z-index="1"><draw:image xlink:href="http://wiki.dolibarr.org/upload/thumb/6/6e/Pagemaster.png/20px-Pagemaster.png" xlink:type="simple" xlink:show="embed" xlink:actuate="onLoad"/></draw:frame> EMail or Ticket support<text:line-break/><draw:frame draw:style-name="fr1" draw:name="gráficos4" text:anchor-type="as-char" svg:width="0.529cm" svg:height="0.529cm" draw:z-index="2"><draw:image xlink:href="http://wiki.dolibarr.org/upload/thumb/1/1e/Commercial.png/20px-Commercial.png" xlink:type="simple" xlink:show="embed" xlink:actuate="onLoad"/></draw:frame> On-site installation/setup<text:line-break/><draw:frame draw:style-name="fr1" draw:name="gráficos5" text:anchor-type="as-char" svg:width="0.529cm" svg:height="0.529cm" draw:z-index="3"><draw:image xlink:href="http://wiki.dolibarr.org/upload/thumb/3/39/Language.png/20px-Language.png" xlink:type="simple" xlink:show="embed" xlink:actuate="onLoad"/></draw:frame> Specific development<text:line-break/><draw:frame draw:style-name="fr1" draw:name="gráficos6" text:anchor-type="as-char" svg:width="0.529cm" svg:height="0.529cm" draw:z-index="4"><draw:image xlink:href="http://wiki.dolibarr.org/upload/thumb/c/c0/Service_formation.png/20px-Service_formation.png" xlink:type="simple" xlink:show="embed" xlink:actuate="onLoad"/></draw:frame> Training</text:p>
                                                    </table:table-cell>
                                                    <table:covered-table-cell/>
                                                  </table:table-row>
                                                </table:table>
                                                <table:table table:name="Tabla2" table:style-name="Tabla2">
                                                  <table:table-column table:style-name="Tabla2.A"/>
                                                  <table:table-column table:style-name="Tabla2.B"/>
                                                  <table:table-row>
                                                    <table:table-cell table:style-name="Tabla2.A1" office:value-type="string">
                                                      <text:p text:style-name="P3"><text:bookmark text:name="dracnet.com"/><text:span text:style-name="T1">dracnet.com</text:span> </text:p>
                                                    </table:table-cell>
                                                    <table:table-cell table:style-name="Tabla2.A1" office:value-type="string">
                                                      <text:p text:style-name="P2"/>
                                                    </table:table-cell>
                                                  </table:table-row>
                                                  <table:table-row>
                                                    <table:table-cell table:style-name="Tabla2.A1" table:number-columns-spanned="2" office:value-type="string">
                                                      <text:p text:style-name="P3">Since 2002, Dracnet Projects provides designing, programming, consulting, learning, communication and marketing services on the Internet to all kinds of companies and organizations<text:line-break/><text:line-break/>Services provided/Services fournis/Servicios ofrecidos:</text:p>
                                                      <text:p text:style-name="P3"><draw:frame draw:style-name="fr1" draw:name="gráficos7" text:anchor-type="as-char" svg:width="0.529cm" svg:height="0.529cm" draw:z-index="5"><draw:image xlink:href="http://wiki.dolibarr.org/upload/thumb/0/02/Reseau.png/20px-Reseau.png" xlink:type="simple" xlink:show="embed" xlink:actuate="onLoad"/></draw:frame> Dolibarr SaaS web hosting<text:line-break/><draw:frame draw:style-name="fr1" draw:name="gráficos8" text:anchor-type="as-char" svg:width="0.529cm" svg:height="0.529cm" draw:z-index="6"><draw:image xlink:href="http://wiki.dolibarr.org/upload/thumb/6/6e/Pagemaster.png/20px-Pagemaster.png" xlink:type="simple" xlink:show="embed" xlink:actuate="onLoad"/></draw:frame> EMail or Ticket support<text:line-break/><draw:frame draw:style-name="fr1" draw:name="gráficos9" text:anchor-type="as-char" svg:width="0.529cm" svg:height="0.529cm" draw:z-index="7"><draw:image xlink:href="http://wiki.dolibarr.org/upload/thumb/1/1e/Commercial.png/20px-Commercial.png" xlink:type="simple" xlink:show="embed" xlink:actuate="onLoad"/></draw:frame> On-site installation/setup<text:line-break/><draw:frame draw:style-name="fr1" draw:name="gráficos10" text:anchor-type="as-char" svg:width="0.529cm" svg:height="0.529cm" draw:z-index="8"><draw:image xlink:href="http://wiki.dolibarr.org/upload/thumb/3/39/Language.png/20px-Language.png" xlink:type="simple" xlink:show="embed" xlink:actuate="onLoad"/></draw:frame> Specific development<text:line-break/><draw:frame draw:style-name="fr1" draw:name="gráficos11" text:anchor-type="as-char" svg:width="0.529cm" svg:height="0.529cm" draw:z-index="9"><draw:image xlink:href="http://wiki.dolibarr.org/upload/thumb/c/c0/Service_formation.png/20px-Service_formation.png" xlink:type="simple" xlink:show="embed" xlink:actuate="onLoad"/></draw:frame> Training</text:p>
                                                    </table:table-cell>
                                                    <table:covered-table-cell/>
                                                  </table:table-row>
                                                </table:table>
                                                <text:p text:style-name="Text_20_body">Note: This company is not a Dolibarr Preferred Partner, the Dolibarr foundation has never done any quality control on it. </text:p>
                                                <table:table table:name="Tabla3" table:style-name="Tabla3">
                                                  <table:table-column table:style-name="Tabla3.A"/>
                                                  <table:table-column table:style-name="Tabla3.B"/>
                                                  <table:table-row>
                                                    <table:table-cell table:style-name="Tabla3.A1" office:value-type="string">
                                                      <text:p text:style-name="P3"><text:bookmark text:name="Sergibyte"/><text:span text:style-name="T1">Sergibyte</text:span> </text:p>
                                                    </table:table-cell>
                                                    <table:table-cell table:style-name="Tabla3.A1" office:value-type="string">
                                                      <text:p text:style-name="P2"/>
                                                    </table:table-cell>
                                                  </table:table-row>
                                                  <table:table-row>
                                                    <table:table-cell table:style-name="Tabla3.A1" table:number-columns-spanned="2" office:value-type="string">
                                                      <text:p text:style-name="P3">Sergibyte, professional web design and web &amp; mobile app development<text:line-break/><text:line-break/>Services provided/Services fournis/Servicios ofrecidos:</text:p>
                                                      <text:p text:style-name="P3"><text:soft-page-break/><draw:frame draw:style-name="fr1" draw:name="gráficos12" text:anchor-type="as-char" svg:width="0.529cm" svg:height="0.529cm" draw:z-index="10"><draw:image xlink:href="http://wiki.dolibarr.org/upload/thumb/0/02/Reseau.png/20px-Reseau.png" xlink:type="simple" xlink:show="embed" xlink:actuate="onLoad"/></draw:frame> Dolibarr SaaS web hosting<text:line-break/><draw:frame draw:style-name="fr1" draw:name="gráficos13" text:anchor-type="as-char" svg:width="0.529cm" svg:height="0.529cm" draw:z-index="11"><draw:image xlink:href="http://wiki.dolibarr.org/upload/thumb/6/6e/Pagemaster.png/20px-Pagemaster.png" xlink:type="simple" xlink:show="embed" xlink:actuate="onLoad"/></draw:frame> EMail or Ticket support<text:line-break/><draw:frame draw:style-name="fr1" draw:name="gráficos14" text:anchor-type="as-char" svg:width="0.529cm" svg:height="0.529cm" draw:z-index="12"><draw:image xlink:href="http://wiki.dolibarr.org/upload/thumb/1/1e/Commercial.png/20px-Commercial.png" xlink:type="simple" xlink:show="embed" xlink:actuate="onLoad"/></draw:frame> On-site installation/setup<text:line-break/><draw:frame draw:style-name="fr1" draw:name="gráficos15" text:anchor-type="as-char" svg:width="0.529cm" svg:height="0.529cm" draw:z-index="13"><draw:image xlink:href="http://wiki.dolibarr.org/upload/thumb/3/39/Language.png/20px-Language.png" xlink:type="simple" xlink:show="embed" xlink:actuate="onLoad"/></draw:frame> Specific development<text:line-break/><draw:frame draw:style-name="fr1" draw:name="gráficos16" text:anchor-type="as-char" svg:width="0.529cm" svg:height="0.529cm" draw:z-index="14"><draw:image xlink:href="http://wiki.dolibarr.org/upload/thumb/c/c0/Service_formation.png/20px-Service_formation.png" xlink:type="simple" xlink:show="embed" xlink:actuate="onLoad"/></draw:frame> Training</text:p>
                                                    </table:table-cell>
                                                    <table:covered-table-cell/>
                                                  </table:table-row>
                                                </table:table>
                                                <text:p text:style-name="Text_20_body">Note: This company is not a Dolibarr Preferred Partner, the Dolibarr foundation has never done any quality control on it. <text:bookmark text:name="globalWrapper2"/></text:p>
                                                <text:section text:style-name="Sect1" text:name="Sección12">
                                                  <text:section text:style-name="Sect1" text:name="Sección13">
                                                    <text:section text:style-name="Sect1" text:name="Sección14">
                                                      <text:section text:style-name="Sect1" text:name="Sección15">
                                                        <text:h text:style-name="Heading_20_1" text:outline-level="1"><text:bookmark text:name="bodyContent2"/><text:bookmark text:name="Dolibarr.2C_.C2.BFpor_qu.C3.A9_este_nombre_.3F"/>Dolibarr, ¿por qué este nombre ? </text:h>
                                                        <text:p text:style-name="Text_20_body">A día de hoy no se conoce la respuesta. Solamente el desarrollador original, <text:a xlink:type="simple" xlink:href="http://wiki.dolibarr.org/index.php/Rodolphe_Quiédeville" text:style-name="Internet_20_link" text:visited-style-name="Visited_20_Internet_20_Link">Rodolphe Quiédeville</text:a>, puede responder esta pregunta. En un e-mail encontrado en un mailing-list, se dice que <text:a xlink:type="simple" xlink:href="http://es.wikipedia.org/wiki/Dolores_Ibárruri" office:target-frame-name="_blank" xlink:show="new" text:style-name="Internet_20_link" text:visited-style-name="Visited_20_Internet_20_Link">Dolores Ibárruri</text:a> es un nombre que sirvió de inspiración. </text:p>
                                                        <text:h text:style-name="Heading_20_1" text:outline-level="1"><text:bookmark text:name="Historia_del_desarrollo_de_Dolibarr"/>Historia del desarrollo de Dolibarr </text:h>
                                                        <text:p text:style-name="Text_20_body">El desarrollo se inició por <text:a xlink:type="simple" xlink:href="http://wiki.dolibarr.org/index.php/Rodolphe_Quiédeville" text:style-name="Internet_20_link" text:visited-style-name="Visited_20_Internet_20_Link">Rodolphe Quiédeville</text:a>, partiendo de cero, realizando las modificaciones CVS, albergado por Savannah, en Abril de 2002. <text:a xlink:type="simple" xlink:href="http://wiki.dolibarr.org/index.php/Jean-Louis_Bergamo" text:style-name="Internet_20_link" text:visited-style-name="Visited_20_Internet_20_Link">Jean-Louis Bergamo</text:a>, otro miembro de <text:a xlink:type="simple" xlink:href="http://www.april.fr/" office:target-frame-name="_blank" xlink:show="new" text:style-name="Internet_20_link" text:visited-style-name="Visited_20_Internet_20_Link">April</text:a>, realizó el módulo de gestión de miembros </text:p>
                                                        <text:list xml:id="list7202281787874322224" text:style-name="L5">
                                                          <text:list-item>
                                                            <text:p text:style-name="P8">La versión 1.0 se realizó en septiembre de 2003. </text:p>
                                                          </text:list-item>
                                                        </text:list>
                                                        <text:p text:style-name="Text_20_body">Rodolphe llevó principalmente el desarrollo del producto hasta lograr una victoria en los trofeos del software libre en 2003 en la categoría de "Gestión Empresarial". </text:p>
                                                        <text:p text:style-name="Text_20_body">Fue una oportunidad para que otros desarrolladores descubrieran la nueva aplicación. Incluyendo Laurent Destailleur (conocido por ser el autor de otros programas OpenSource como <text:a xlink:type="simple" xlink:href="http://awstats.sf.net/" office:target-frame-name="_blank" xlink:show="new" text:style-name="Internet_20_link" text:visited-style-name="Visited_20_Internet_20_Link">AWStats log analyzer</text:a>), quien hizo los primeros cambios en el proyecto en diciembre de 2003. </text:p>
                                                        <text:p text:style-name="Text_20_body">Fue acompañado por <text:a xlink:type="simple" xlink:href="http://wiki.dolibarr.org/index.php/Régis_Houssin" text:style-name="Internet_20_link" text:visited-style-name="Visited_20_Internet_20_Link">Régis Houssin</text:a> 1 año y medio más tarde, en junio de 2005. Hasta la fecha, estos 2 últimos son los principales contribuyentes del proyecto. </text:p>
                                                        <text:list xml:id="list5873367198104312377" text:style-name="L6">
                                                          <text:list-item>
                                                            <text:p text:style-name="P9">Ver la página <text:a xlink:type="simple" xlink:href="http://wiki.dolibarr.org/index.php/Category:RoadMap" text:style-name="Internet_20_link" text:visited-style-name="Visited_20_Internet_20_Link">Roadmap</text:a> para consultar la historia de las siguientes versiones. </text:p>
                                                          </text:list-item>
                                                        </text:list>
                                                        <text:p text:style-name="Text_20_body"><text:a xlink:type="simple" xlink:href="http://wiki.dolibarr.org/index.php/Régis_Houssin" text:style-name="Internet_20_link" text:visited-style-name="Visited_20_Internet_20_Link">Régis Houssin</text:a> y la empresa <text:a xlink:type="simple" xlink:href="http://www.nltechno.com/" office:target-frame-name="_blank" xlink:show="new" text:style-name="Internet_20_link" text:visited-style-name="Visited_20_Internet_20_Link">NLTechno</text:a> (<text:a xlink:type="simple" xlink:href="http://wiki.dolibarr.org/index.php/Laurent_Destailleur" text:style-name="Internet_20_link" text:visited-style-name="Visited_20_Internet_20_Link">Laurent Destailleur</text:a>) son actualmente los 2 principales patrocinadores Dolibarr, los 2 principales desarrolladores, los albergadores de los sitios www.dolibarr.fr / www.dolibarr.org / www.dolistore.com o la utilidad de seguimiento de estadísticas. </text:p>
                                                        <text:p text:style-name="Text_20_body">Otros desarrolladores, particulares, empresas o independientes (por ejemplo, Auguria, Tiaris, AtooNet...) contribuyen, a través de sus test, envío de parches al foro o lista de correo, a la evolución de Dolibarr. </text:p>
                                                        <text:p text:style-name="Text_20_body"><text:a xlink:type="simple" xlink:href="http://wiki.dolibarr.org/index.php/Laurent_Destailleur" text:style-name="Internet_20_link" text:visited-style-name="Visited_20_Internet_20_Link">Laurent Destailleur</text:a> es el jefe del proyecto desde 2008. </text:p>
                                                        <text:list xml:id="list8275980053527870227" text:style-name="L7">
                                                          <text:list-item>
                                                            <text:p text:style-name="P15">La siguiente página <text:a xlink:type="simple" xlink:href="https://www.ohloh.net/p/dolibarr/analyses/latest" office:target-frame-name="_blank" xlink:show="new" text:style-name="Internet_20_link" text:visited-style-name="Visited_20_Internet_20_Link">statistics projet CVS</text:a> ofrece una visión general de la evolución de las líneas de código. </text:p>
                                                          </text:list-item>
                                                          <text:list-item>
                                                            <text:p text:style-name="P10">La siguiente página <text:a xlink:type="simple" xlink:href="http://wiki.dolibarr.org/index.php/Statistics" text:style-name="Internet_20_link" text:visited-style-name="Visited_20_Internet_20_Link">Statistics</text:a> ofrece diversas estadísticas del proyecto Dolibarr. </text:p>
                                                          </text:list-item>
                                                        </text:list>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Miguel Castro Guerrero</meta:initial-creator>
    <meta:creation-date>2015-10-15T12:16:57.43</meta:creation-date>
    <dc:date>2015-10-15T13:40:33.86</dc:date>
    <dc:creator>Juan Miguel Castro Guerrero</dc:creator>
    <meta:editing-duration>PT34M22S</meta:editing-duration>
    <meta:editing-cycles>7</meta:editing-cycles>
    <meta:generator>OpenOffice/4.1.1$Win32 OpenOffice.org_project/411m6$Build-9775</meta:generator>
    <meta:document-statistic meta:table-count="3" meta:image-count="15" meta:object-count="0" meta:page-count="4" meta:paragraph-count="87" meta:word-count="1336" meta:character-count="8805"/>
  </office:meta>
</office:document-meta>
</file>